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300000085941AF0821FB4B2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7pt" fo:font-style="italic" fo:font-weight="bold" style:font-size-asian="17pt" style:font-style-asian="italic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creenly</text:span></text:p>
      <text:p text:style-name="Standard"/>
      <text:p text:style-name="Standard">I have set up a large monitor in the common area at 2nd floor at Sentralen (Provided by Sentralen).</text:p>
      <text:p text:style-name="Standard"/>
      <text:p text:style-name="Standard">The display is controlled by a program called <text:span text:style-name="T2">Screenly </text:span>and is running on a small Raspberry Pi processor (this year a Raspberry Pi 3a lend from RA).</text:p>
      <text:p text:style-name="Standard"/>
      <text:p text:style-name="Standard">Enough on the technical stuff…</text:p>
      <text:p text:style-name="Standard"/>
      <text:p text:style-name="Standard">The content on the screen is controlled by accessing this URL:</text:p>
      <text:p text:style-name="Standard"/>
      <text:p text:style-name="Standard"><text:a xlink:type="simple" xlink:href="http://10.55.88.152" text:style-name="ListLabel_20_19" text:visited-style-name="ListLabel_20_19"><text:span text:style-name="T3">http://10.55.88.152</text:span></text:a> from a computer/pad connected on the WiFi network <text:span text:style-name="T2">Sentralen1x</text:span></text:p>
      <text:p text:style-name="Standard">(User/Pwd: admin/oslo2007jazz)<text:span text:style-name="T2">.</text:span></text:p>
      <text:p text:style-name="Standard"/>
      <text:p text:style-name="Standard">The program is capable of displaying graphical images (preferable in a resolution of 1920x1080) and Web-pages.</text:p>
      <text:p text:style-name="Standard">Each item is “assigned” a period to be shown (from/to date and time) and also the number of seconds to be displayed.</text:p>
      <text:p text:style-name="Standard"><draw:frame draw:style-name="fr1" draw:name="image1.png" text:anchor-type="as-char" svg:width="6.2681in" svg:height="0.7083in" draw:z-index="0"><draw:image xlink:href="Pictures/100002010000049300000085941AF0821FB4B2CE.png" xlink:type="simple" xlink:show="embed" xlink:actuate="onLoad" loext:mime-type="image/png"/></draw:frame></text:p>
      <text:p text:style-name="Standard">Quick instructions:</text:p>
      <text:list xml:id="list1614930784" text:style-name="WWNum2">
        <text:list-item>
          <text:p text:style-name="P1">The “tripple”-icon on the left is used to move a item up/down in the list</text:p>
        </text:list-item>
        <text:list-item>
          <text:p text:style-name="P1">The green switch is used to select if the item is active or passive (not shown)</text:p>
        </text:list-item>
        <text:list-item>
          <text:p text:style-name="P1">The pencil-icon is selected in order to edit the date-span and/or display-length</text:p>
        </text:list-item>
        <text:list-item>
          <text:p text:style-name="P1">and finally the garbage-icon is used to remove the item from the list</text:p>
        </text:list-item>
      </text:list>
      <text:p text:style-name="Standard"/>
      <text:p text:style-name="Standard">If you enter a URL for a streaming site the program will calculate the display-length (that may be overridden…)</text:p>
      <text:p text:style-name="Standard"/>
      <text:p text:style-name="Standard">New items on the list are added using the”Add Asset”-button on the top right. You may then drag/drop a graphics file or enter a URL.</text:p>
      <text:p text:style-name="Standard"><text:soft-page-break/></text:p>
      <text:p text:style-name="Standard">Note: I hope to get hold of a more powerful Raspberry Pi by tomorrow, but for now….</text:p>
      <text:p text:style-name="Standard"/>
      <text:p text:style-name="Standard"><text:span text:style-name="T2">2022-08-15/ralm</text:span></text:p>
      <text:p text:style-name="Standard"/>
      <text:p text:style-name="Standard"><text:span text:style-name="T5">More stuff on the HW/SW</text:span></text:p>
      <text:p text:style-name="Standard">The Screenly SW is installed like this:</text:p>
      <text:list xml:id="list2386259879" text:style-name="WWNum1">
        <text:list-item>
          <text:p text:style-name="P2">Install a Buster-image to a fresh SD-card (the non-Desktop version)</text:p>
        </text:list-item>
        <text:list-item>
          <text:p text:style-name="P2">Install and boot the RPi</text:p>
        </text:list-item>
        <text:list-item>
          <text:p text:style-name="P2">Perform a update/upgrade</text:p>
        </text:list-item>
        <text:list-item>
          <text:p text:style-name="P2">Install Screenly (as user pi) by executing this command:</text:p>
        </text:list-item>
        <text:list-item>
          <text:p text:style-name="P2">bash &lt;(curl -sL <text:a xlink:type="simple" xlink:href="https://www.screenly.io/install-ose.sh" text:style-name="ListLabel_20_19" text:visited-style-name="ListLabel_20_19"><text:span text:style-name="T3">https://www.screenly.io/install-ose.sh</text:span></text:a>)</text:p>
        </text:list-item>
        <text:list-item>
          <text:p text:style-name="P2">Note: Do NOT install the Network Control part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7" meta:word-count="294" meta:character-count="1689" meta:non-whitespace-character-count="1431"/>
    <meta:generator>LibreOfficeDev/6.0.5.2$Linux_X86_64 LibreOffice_project/</meta:generator>
  </office:meta>
</office:document-meta>
</file>